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atin Modern Math1" svg:font-family="'Latin Modern Math'" style:font-adornments="Standard" style:font-pitch="variable"/>
    <style:font-face style:name="Liberation Sans1" svg:font-family="'Liberation Sans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16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P4" style:family="paragraph">
      <style:paragraph-properties fo:text-align="center"/>
      <style:text-properties style:font-name="Latin Modern Math1" fo:font-size="18pt" style:font-size-asian="18pt" style:font-size-complex="18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Latin Modern Math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font-name="Cambria" fo:font-size="7pt" style:font-size-asian="7pt" style:font-size-complex="7pt"/>
    </style:style>
    <style:style style:name="T3" style:family="text">
      <style:text-properties style:font-name="Cambria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7cm" svg:height="0.7cm" svg:x="0.05cm" svg:y="1.7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346cm" svg:y1="2.1cm" svg:x2="0.75cm" svg:y2="2.1cm" draw:start-shape="id1" draw:end-shape="id2" draw:end-glue-point="1" svg:d="M2346 2100h-1596" svg:viewBox="0 0 1597 1">
          <text:p/>
        </draw:connector>
        <draw:custom-shape draw:style-name="gr3" draw:text-style-name="P3" xml:id="id1" draw:id="id1" draw:layer="layout" svg:width="1.104cm" svg:height="0.7cm" svg:x="2.346cm" svg:y="1.75cm">
          <text:p text:style-name="P1"><text:span text:style-name="T2">Cifratur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746cm" svg:y1="2.1cm" svg:x2="3.45cm" svg:y2="2.1cm" draw:start-shape="id3" draw:start-glue-point="3" draw:end-shape="id1" draw:end-glue-point="1" svg:d="M5746 2100h-2296" svg:viewBox="0 0 2297 1">
          <text:p/>
        </draw:connector>
        <draw:connector draw:style-name="gr4" draw:text-style-name="P1" draw:layer="layout" svg:x1="2.898cm" svg:y1="1.75cm" svg:x2="2.898cm" svg:y2="0.423cm" draw:start-shape="id1" draw:start-glue-point="0" draw:end-shape="id4" draw:end-glue-point="2" svg:d="M2898 1750v-1327" svg:viewBox="0 0 1 1328">
          <text:p/>
        </draw:connector>
        <draw:frame draw:style-name="gr5" draw:text-style-name="P4" draw:layer="layout" svg:width="0.462cm" svg:height="0.389cm" svg:x="1.254cm" svg:y="1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0.378cm" svg:height="0.389cm" svg:x="4.38cm" svg:y="1.5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xml:id="id4" draw:id="id4" draw:layer="layout" svg:width="0.556cm" svg:height="0.445cm" svg:x="2.62cm" svg:y="-0.0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3" xml:id="id3" draw:id="id3" draw:layer="layout" svg:width="1.104cm" svg:height="0.7cm" svg:x="5.746cm" svg:y="1.75cm">
          <text:p text:style-name="P1"><text:span text:style-name="T3">Decifratura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298cm" svg:y1="1.75cm" svg:x2="6.299cm" svg:y2="0.423cm" draw:end-shape="id5" draw:end-glue-point="2" svg:d="M6298 1750v-413h1v-914" svg:viewBox="0 0 2 1328">
          <text:p/>
        </draw:connector>
        <draw:frame draw:style-name="gr5" draw:text-style-name="P4" xml:id="id5" draw:id="id5" draw:layer="layout" svg:width="0.539cm" svg:height="0.445cm" svg:x="6.03cm" svg:y="-0.0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" draw:text-style-name="P2" xml:id="id6" draw:id="id6" draw:layer="layout" svg:width="0.7cm" svg:height="0.7cm" svg:x="8.45cm" svg:y="1.7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45cm" svg:y1="2.1cm" svg:x2="6.85cm" svg:y2="2.1cm" draw:start-shape="id6" draw:start-glue-point="3" draw:end-shape="id3" svg:d="M8450 2100h-1600" svg:viewBox="0 0 1601 1">
          <text:p/>
        </draw:connector>
        <draw:frame draw:style-name="gr5" draw:text-style-name="P4" draw:layer="layout" svg:width="0.462cm" svg:height="0.389cm" svg:x="7.345cm" svg:y="1.7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" draw:text-style-name="P2" draw:layer="layout" svg:width="0.7cm" svg:height="0.7cm" svg:x="4.22cm" svg:y="3.4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57cm" svg:y1="3.427cm" svg:x2="4.57cm" svg:y2="2.1cm" svg:d="M4570 3427v-1327" svg:viewBox="0 0 1 1328">
          <text:p/>
        </draw:connector>
        <draw:custom-shape draw:style-name="gr6" draw:text-style-name="P5" draw:layer="layout" svg:width="0.2cm" svg:height="0.2cm" svg:x="4.4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atin Modern Math1" svg:font-family="'Latin Modern Math'" style:font-adornments="Standard" style:font-pitch="variable"/>
    <style:font-face style:name="Liberation Sans1" svg:font-family="'Liberation Sans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9.2cm" fo:page-height="4.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9-02-27T22:03:31.685381091</dc:date>
    <meta:editing-duration>PT48M8S</meta:editing-duration>
    <meta:editing-cycles>20</meta:editing-cycles>
    <meta:generator>LibreOffice/6.1.5.2$Linux_X86_64 LibreOffice_project/1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i>m</mi>
    <annotation encoding="StarMath 5.0">m</annotation>
  </semantics>
</math>
</file>

<file path=Object 2/content.xml><?xml version="1.0" encoding="utf-8"?>
<math xmlns="http://www.w3.org/1998/Math/MathML" display="block">
  <semantics>
    <mi>c</mi>
    <annotation encoding="StarMath 5.0">c</annotation>
  </semantics>
</math>
</file>

<file path=Object 3/content.xml><?xml version="1.0" encoding="utf-8"?>
<math xmlns="http://www.w3.org/1998/Math/MathML" display="block">
  <semantics>
    <msub>
      <mi>k</mi>
      <mi>A</mi>
    </msub>
    <annotation encoding="StarMath 5.0">k_A</annotation>
  </semantics>
</math>
</file>

<file path=Object 4/content.xml><?xml version="1.0" encoding="utf-8"?>
<math xmlns="http://www.w3.org/1998/Math/MathML" display="block">
  <semantics>
    <msub>
      <mi>k</mi>
      <mi>B</mi>
    </msub>
    <annotation encoding="StarMath 5.0">k_B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